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3cm" style:rel-column-width="7417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9*"/>
    </style:style>
    <style:style style:name="Tabella1.D" style:family="table-column">
      <style:table-column-properties style:column-width="2.992cm" style:rel-column-width="7151*"/>
    </style:style>
    <style:style style:name="Tabella1.E" style:family="table-column">
      <style:table-column-properties style:column-width="9.068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 style:master-page-name="">
      <style:table-properties style:width="27.411cm" style:rel-width="100%" fo:margin-left="0cm" style:page-number="auto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0.688cm" style:rel-column-width="1644*"/>
    </style:style>
    <style:style style:name="Tabella5.B" style:family="table-column">
      <style:table-column-properties style:column-width="2.805cm" style:rel-column-width="6705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7cm" style:rel-column-width="5946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1.672cm" style:rel-column-width="3997*"/>
    </style:style>
    <style:style style:name="Tabella5.H" style:family="table-column">
      <style:table-column-properties style:column-width="1.674cm" style:rel-column-width="4002*"/>
    </style:style>
    <style:style style:name="Tabella5.I" style:family="table-column">
      <style:table-column-properties style:column-width="3.773cm" style:rel-column-width="902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3cm" style:rel-column-width="7417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9*"/>
    </style:style>
    <style:style style:name="Tabella3.D" style:family="table-column">
      <style:table-column-properties style:column-width="2.992cm" style:rel-column-width="7151*"/>
    </style:style>
    <style:style style:name="Tabella3.E" style:family="table-column">
      <style:table-column-properties style:column-width="9.068cm" style:rel-column-width="21682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3cm" style:rel-column-width="7417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9*"/>
    </style:style>
    <style:style style:name="Tabella4.D" style:family="table-column">
      <style:table-column-properties style:column-width="2.992cm" style:rel-column-width="7151*"/>
    </style:style>
    <style:style style:name="Tabella4.E" style:family="table-column">
      <style:table-column-properties style:column-width="9.068cm" style:rel-column-width="21682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4" style:family="paragraph" style:parent-style-name="Standard">
      <style:text-properties officeooo:paragraph-rsid="0085aa9f"/>
    </style:style>
    <style:style style:name="P4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85aa9f" style:font-name-asian="SimSun" style:font-size-asian="9pt" style:font-weight-asian="bold" style:font-name-complex="Tahoma" style:font-size-complex="9pt" style:font-weight-complex="bold"/>
    </style:style>
    <style:style style:name="P57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5aa9f" style:font-name-asian="SimSun" style:font-size-asian="10pt" style:font-weight-asian="bold" style:font-name-complex="Tahoma" style:font-size-complex="10pt" style:font-weight-complex="bold"/>
    </style:style>
    <style:style style:name="P6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85aa9f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for each="o in objects"&gt;</text:placeholder></text:p>
      <text:p text:style-name="P57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39">Produzione:</text:p>
          </table:table-cell>
          <table:table-cell table:style-name="Tabella1.B1" office:value-type="string">
            <text:p text:style-name="P40">Rif.: <text:placeholder text:placeholder-type="text">&lt;o.name&gt;</text:placeholder></text:p>
          </table:table-cell>
          <table:table-cell table:style-name="Tabella1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2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  <text:p text:style-name="P54"/>
      <text:p text:style-name="P50"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6">Produzione:</text:p>
          </table:table-cell>
          <table:table-cell table:style-name="Tabella3.B1" office:value-type="string">
            <text:p text:style-name="P59">Rif.: <text:placeholder text:placeholder-type="text">&lt;o.name&gt;</text:placeholder></text:p>
          </table:table-cell>
          <table:table-cell table:style-name="Tabella3.B1" office:value-type="string">
            <text:p text:style-name="P59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6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5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office:value-type="string">
              <text:p text:style-name="P33">Cliente</text:p>
            </table:table-cell>
            <table:table-cell table:style-name="Tabella5.D2" office:value-type="string">
              <text:p text:style-name="P33">Prodotto</text:p>
            </table:table-cell>
            <table:table-cell table:style-name="Tabella5.E2" office:value-type="string">
              <text:p text:style-name="P33">Scadenza <text:span text:style-name="T9">OC</text:span></text:p>
            </table:table-cell>
            <table:table-cell table:style-name="Tabella5.F2" office:value-type="string">
              <text:p text:style-name="P33">Note di produzione</text:p>
            </table:table-cell>
            <table:table-cell table:style-name="Tabella5.G2" office:value-type="string">
              <text:p text:style-name="P32">Pz./Imb.</text:p>
            </table:table-cell>
            <table:table-cell table:style-name="Tabella5.H2" office:value-type="string">
              <text:p text:style-name="P31">Da fare</text:p>
            </table:table-cell>
            <table:table-cell table:style-name="Tabella5.I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4"><text:placeholder text:placeholder-type="text">&lt;if test="type == 'L'"&gt;</text:placeholder></text:p>
          </table:table-cell>
          <table:covered-table-cell/>
          <table:table-cell table:style-name="Tabella5.C5" office:value-type="string">
            <text:p text:style-name="P20"/>
          </table:table-cell>
          <table:table-cell table:style-name="Tabella5.D5" office:value-type="string">
            <text:p text:style-name="P36"/>
          </table:table-cell>
          <table:table-cell table:style-name="Tabella5.E5" office:value-type="string">
            <text:p text:style-name="P25"/>
          </table:table-cell>
          <table:table-cell table:style-name="Tabella5.F5" office:value-type="string">
            <text:p text:style-name="P27"/>
          </table:table-cell>
          <table:table-cell table:style-name="Tabella5.G5" office:value-type="string">
            <text:p text:style-name="P28"/>
          </table:table-cell>
          <table:table-cell table:style-name="Tabella5.H5" office:value-type="string">
            <text:p text:style-name="P28"/>
          </table:table-cell>
          <table:table-cell table:style-name="Tabella5.I5" office:value-type="string">
            <text:p text:style-name="P29"/>
          </table:table-cell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19"><text:placeholder text:placeholder-type="text">&lt;line.order_id.partner_id.name&gt;</text:placeholder></text:p>
          </table:table-cell>
          <table:table-cell table:style-name="Tabella5.D5" office:value-type="string">
            <text:p text:style-name="P36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7"><text:placeholder text:placeholder-type="text">&lt;line.production_note or ""&gt;</text:placeholder></text:p>
          </table:table-cell>
          <table:table-cell table:style-name="Tabella5.G5" office:value-type="string">
            <text:p text:style-name="P28"><text:placeholder text:placeholder-type="text">&lt;int(line.product_id.q_x_pack)&gt;</text:placeholder></text:p>
          </table:table-cell>
          <table:table-cell table:style-name="Tabella5.H5" office:value-type="string">
            <text:p text:style-name="P28"><text:placeholder text:placeholder-type="text">&lt;int(line.product_uom_qty)&gt;</text:placeholder></text:p>
          </table:table-cell>
          <table:table-cell table:style-name="Tabella5.I5" office:value-type="string">
            <text:p text:style-name="P29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4"><text:placeholder text:placeholder-type="text">&lt;/if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8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8" office:value-type="string">
            <text:p text:style-name="P30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0"/>
          </table:table-cell>
          <table:table-cell table:style-name="Tabella5.D9" office:value-type="string">
            <text:p text:style-name="P35"/>
          </table:table-cell>
          <table:table-cell table:style-name="Tabella5.E9" office:value-type="string">
            <text:p text:style-name="P21"/>
          </table:table-cell>
          <table:table-cell table:style-name="Tabella5.F9" office:value-type="string">
            <text:p text:style-name="P22"/>
          </table:table-cell>
          <table:table-cell table:style-name="Tabella5.G9" office:value-type="string">
            <text:p text:style-name="P23"/>
          </table:table-cell>
          <table:table-cell table:style-name="Tabella5.H9" office:value-type="string">
            <text:p text:style-name="P23"/>
          </table:table-cell>
          <table:table-cell table:style-name="Tabella5.I9" office:value-type="string">
            <text:p text:style-name="P24"/>
          </table:table-cell>
        </table:table-row>
        <table:table-row>
          <table:table-cell table:style-name="Tabella5.A10" table:number-columns-spanned="9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55"/>
      <text:p text:style-name="P51"><text:placeholder text:placeholder-type="text">&lt;/if&gt;</text:placeholder></text:p>
      <text:p text:style-name="P51"><text:placeholder text:placeholder-type="text">&lt;if test="data.get('wizard_show_frame',True)"&gt;</text:placeholder></text:p>
      <text:p text:style-name="P5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56">Produzione:</text:p>
          </table:table-cell>
          <table:table-cell table:style-name="Tabella4.B1" office:value-type="string">
            <text:p text:style-name="P59">Rif.: <text:placeholder text:placeholder-type="text">&lt;o.name&gt;</text:placeholder></text:p>
          </table:table-cell>
          <table:table-cell table:style-name="Tabella4.B1" office:value-type="string">
            <text:p text:style-name="P59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6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5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Telaio [7:8]</text:p>
          </table:table-cell>
          <table:table-cell table:style-name="Tabella2.B1" office:value-type="string">
            <text:p text:style-name="P34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53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4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3:18:18.700097032</dc:date>
    <meta:editing-duration>P2DT1H37M30S</meta:editing-duration>
    <meta:editing-cycles>480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69" meta:word-count="184" meta:character-count="2071" meta:non-whitespace-character-count="1953"/>
    <meta:user-defined meta:name="Info 1"/>
    <meta:user-defined meta:name="Info 2"/>
    <meta:user-defined meta:name="Info 3"/>
    <meta:user-defined meta:name="Info 4"/>
  </office:meta>
</office:document-meta>
</file>